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creen unit </text:p>
          </table:table-cell>
          <table:table-cell table:style-name="ce2" office:value-type="float" office:value="1000000" calcext:value-type="float">
            <text:p>1.00E+06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ass (1024kg) </text:p>
          </table:table-cell>
          <table:table-cell table:style-name="ce3" office:value-type="float" office:value="1990000" calcext:value-type="float">
            <text:p>1.99E+06</text:p>
          </table:table-cell>
          <table:table-cell office:value-type="float" office:value="0.33" calcext:value-type="float">
            <text:p>0.33</text:p>
          </table:table-cell>
          <table:table-cell office:value-type="float" office:value="4.87" calcext:value-type="float">
            <text:p>4.87</text:p>
          </table:table-cell>
          <table:table-cell office:value-type="float" office:value="5.97" calcext:value-type="float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float" office:value="86.8" calcext:value-type="float">
            <text:p>86.8</text:p>
          </table:table-cell>
          <table:table-cell office:value-type="float" office:value="102" calcext:value-type="float">
            <text:p>10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mass unit</text:p>
          </table:table-cell>
          <table:table-cell table:style-name="ce2" office:value-type="float" office:value="1E+024" calcext:value-type="float">
            <text:p>1.00E+24</text:p>
          </table:table-cell>
          <table:table-cell table:style-name="ce4" office:value-type="string" calcext:value-type="string">
            <text:p>kilograms</text:p>
          </table:table-cell>
          <table:table-cell table:number-columns-repeated="5"/>
          <table:table-cell office:value-type="string" calcext:value-type="string">
            <text:p>Diameter (km) </text:p>
          </table:table-cell>
          <table:table-cell table:style-name="ce3" office:value-type="float" office:value="1390000" calcext:value-type="float">
            <text:p>1.39E+06</text:p>
          </table:table-cell>
          <table:table-cell office:value-type="float" office:value="4879" calcext:value-type="float">
            <text:p>4879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984" calcext:value-type="float">
            <text:p>142984</text:p>
          </table:table-cell>
          <table:table-cell office:value-type="float" office:value="120536" calcext:value-type="float">
            <text:p>120536</text:p>
          </table:table-cell>
          <table:table-cell office:value-type="float" office:value="51118" calcext:value-type="float">
            <text:p>51118</text:p>
          </table:table-cell>
          <table:table-cell office:value-type="float" office:value="49528" calcext:value-type="float">
            <text:p>49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 second gametime</text:p>
          </table:table-cell>
          <table:table-cell table:style-name="ce3" office:value-type="float" office:value="100000" calcext:value-type="float">
            <text:p>1.00E+05</text:p>
          </table:table-cell>
          <table:table-cell office:value-type="string" calcext:value-type="string">
            <text:p>seconds</text:p>
          </table:table-cell>
          <table:table-cell table:number-columns-repeated="5"/>
          <table:table-cell office:value-type="string" calcext:value-type="string">
            <text:p>Density (kg/m3) </text:p>
          </table:table-cell>
          <table:table-cell table:formula="of:=([.M8]*1E+024)/(PI()*4/3*([.M9]*1000/2)^3)" office:value-type="float" office:value="1415.17469195536" calcext:value-type="float">
            <text:p>1415.17469195536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unscaled</text:p>
          </table:table-cell>
          <table:table-cell table:style-name="ce2" office:value-type="float" office:value="0.000000000066743" calcext:value-type="float">
            <text:p>6.67E-11</text:p>
          </table:table-cell>
          <table:table-cell office:value-type="string" calcext:value-type="string">
            <text:p>m3⋅kg−1⋅s−2</text:p>
          </table:table-cell>
          <table:table-cell table:number-columns-repeated="5"/>
          <table:table-cell office:value-type="string" calcext:value-type="string">
            <text:p>Gravity (m/s2) 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scape Velocity (km/s) 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35.5" calcext:value-type="float">
            <text:p>35.5</text:p>
          </table:table-cell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Acc=v2/r</text:p>
          </table:table-cell>
          <table:table-cell/>
          <table:table-cell office:value-type="string" calcext:value-type="string">
            <text:p>Acc= Gm/r2</text:p>
          </table:table-cell>
          <table:table-cell table:number-columns-repeated="7"/>
          <table:table-cell office:value-type="string" calcext:value-type="string">
            <text:p>Rotation Period (hours) </text:p>
          </table:table-cell>
          <table:table-cell table:formula="of:=27*24" office:value-type="float" office:value="648" calcext:value-type="float">
            <text:p>648</text:p>
          </table:table-cell>
          <table:table-cell office:value-type="float" office:value="1407.6" calcext:value-type="float">
            <text:p>1407.6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3.9" calcext:value-type="float">
            <text:p>23.9</text:p>
          </table:table-cell>
          <table:table-cell office:value-type="float" office:value="655.7" calcext:value-type="float">
            <text:p>655.7</text:p>
          </table:table-cell>
          <table:table-cell office:value-type="float" office:value="24.6" calcext:value-type="float">
            <text:p>24.6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-17.2" calcext:value-type="float">
            <text:p>-17.2</text:p>
          </table:table-cell>
          <table:table-cell office:value-type="float" office:value="16.1" calcext:value-type="float">
            <text:p>16.1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1">
          <table:table-cell/>
          <table:table-cell office:value-type="string" calcext:value-type="string">
            <text:p>v=sqrtGM/r</text:p>
          </table:table-cell>
          <table:table-cell table:number-columns-repeated="9"/>
          <table:table-cell office:value-type="string" calcext:value-type="string">
            <text:p>Length of Day (hours) </text:p>
          </table:table-cell>
          <table:table-cell/>
          <table:table-cell office:value-type="float" office:value="4222.6" calcext:value-type="float">
            <text:p>4222.6</text:p>
          </table:table-cell>
          <table:table-cell office:value-type="float" office:value="2802" calcext:value-type="float">
            <text:p>2802</text:p>
          </table:table-cell>
          <table:table-cell office:value-type="float" office:value="24" calcext:value-type="float">
            <text:p>24</text:p>
          </table:table-cell>
          <table:table-cell office:value-type="float" office:value="708.7" calcext:value-type="float">
            <text:p>708.7</text:p>
          </table:table-cell>
          <table:table-cell office:value-type="float" office:value="24.7" calcext:value-type="float">
            <text:p>24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17.2" calcext:value-type="float">
            <text:p>17.2</text:p>
          </table:table-cell>
          <table:table-cell office:value-type="float" office:value="16.1" calcext:value-type="float">
            <text:p>16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</text:p>
          </table:table-cell>
          <table:table-cell table:formula="of:=[.E8]^3/[.E9]/[.E10]^2" office:value-type="float" office:value="1E-016" calcext:value-type="float">
            <text:p>1E-16</text:p>
          </table:table-cell>
          <table:table-cell table:number-columns-repeated="6"/>
          <table:table-cell office:value-type="string" calcext:value-type="string">
            <text:p>Distance from Sun (10^6 km) </text:p>
          </table:table-cell>
          <table:table-cell office:value-type="float" office:value="0.01" calcext:value-type="float">
            <text:p>0.01</text:p>
          </table:table-cell>
          <table:table-cell office:value-type="float" office:value="57.9" calcext:value-type="float">
            <text:p>57.9</text:p>
          </table:table-cell>
          <table:table-cell office:value-type="float" office:value="108.2" calcext:value-type="float">
            <text:p>108.2</text:p>
          </table:table-cell>
          <table:table-cell office:value-type="float" office:value="149.6" calcext:value-type="float">
            <text:p>149.6</text:p>
          </table:table-cell>
          <table:table-cell office:value-type="float" office:value="0.384" calcext:value-type="float">
            <text:p>0.384</text:p>
          </table:table-cell>
          <table:table-cell office:value-type="float" office:value="228" calcext:value-type="float">
            <text:p>228</text:p>
          </table:table-cell>
          <table:table-cell office:value-type="float" office:value="778.5" calcext:value-type="float">
            <text:p>778.5</text:p>
          </table:table-cell>
          <table:table-cell office:value-type="float" office:value="1432" calcext:value-type="float">
            <text:p>1432</text:p>
          </table:table-cell>
          <table:table-cell office:value-type="float" office:value="2867" calcext:value-type="float">
            <text:p>2867</text:p>
          </table:table-cell>
          <table:table-cell office:value-type="float" office:value="4515" calcext:value-type="float">
            <text:p>4515</text:p>
          </table:table-cell>
          <table:table-cell office:value-type="float" office:value="5906.4" calcext:value-type="float">
            <text:p>5906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 rescaled</text:p>
          </table:table-cell>
          <table:table-cell table:formula="of:=[.E11]/[.E15]" office:value-type="float" office:value="667430" calcext:value-type="float">
            <text:p>667430</text:p>
          </table:table-cell>
          <table:table-cell table:number-columns-repeated="6"/>
          <table:table-cell office:value-type="string" calcext:value-type="string">
            <text:p>Perihelion (106 km) 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7.5" calcext:value-type="float">
            <text:p>107.5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0.363* </text:p>
          </table:table-cell>
          <table:table-cell office:value-type="float" office:value="206.7" calcext:value-type="float">
            <text:p>206.7</text:p>
          </table:table-cell>
          <table:table-cell office:value-type="float" office:value="740.6" calcext:value-type="float">
            <text:p>740.6</text:p>
          </table:table-cell>
          <table:table-cell office:value-type="float" office:value="1357.6" calcext:value-type="float">
            <text:p>1357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4471.1" calcext:value-type="float">
            <text:p>4471.1</text:p>
          </table:table-cell>
          <table:table-cell office:value-type="float" office:value="4436.8" calcext:value-type="float">
            <text:p>4436.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phelion (106 km) 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108.9" calcext:value-type="float">
            <text:p>108.9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0.406* </text:p>
          </table:table-cell>
          <table:table-cell office:value-type="float" office:value="249.3" calcext:value-type="float">
            <text:p>249.3</text:p>
          </table:table-cell>
          <table:table-cell office:value-type="float" office:value="816.4" calcext:value-type="float">
            <text:p>816.4</text:p>
          </table:table-cell>
          <table:table-cell office:value-type="float" office:value="1506.5" calcext:value-type="float">
            <text:p>1506.5</text:p>
          </table:table-cell>
          <table:table-cell office:value-type="float" office:value="3001.4" calcext:value-type="float">
            <text:p>3001.4</text:p>
          </table:table-cell>
          <table:table-cell office:value-type="float" office:value="4558.9" calcext:value-type="float">
            <text:p>4558.9</text:p>
          </table:table-cell>
          <table:table-cell office:value-type="float" office:value="7375.9" calcext:value-type="float">
            <text:p>7375.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rbital Period (days)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4.7" calcext:value-type="float">
            <text:p>224.7</text:p>
          </table:table-cell>
          <table:table-cell office:value-type="float" office:value="365.2" calcext:value-type="float">
            <text:p>365.2</text:p>
          </table:table-cell>
          <table:table-cell office:value-type="float" office:value="27.3" calcext:value-type="float">
            <text:p>27.3</text:p>
          </table:table-cell>
          <table:table-cell office:value-type="float" office:value="687" calcext:value-type="float">
            <text:p>687</text:p>
          </table:table-cell>
          <table:table-cell office:value-type="float" office:value="4331" calcext:value-type="float">
            <text:p>4331</text:p>
          </table:table-cell>
          <table:table-cell office:value-type="float" office:value="10747" calcext:value-type="float">
            <text:p>10747</text:p>
          </table:table-cell>
          <table:table-cell office:value-type="float" office:value="30589" calcext:value-type="float">
            <text:p>30589</text:p>
          </table:table-cell>
          <table:table-cell office:value-type="float" office:value="59800" calcext:value-type="float">
            <text:p>59800</text:p>
          </table:table-cell>
          <table:table-cell office:value-type="float" office:value="90560" calcext:value-type="float">
            <text:p>9056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heck</text:p>
          </table:table-cell>
          <table:table-cell table:number-columns-repeated="7"/>
          <table:table-cell office:value-type="string" calcext:value-type="string">
            <text:p>Orbital Velocity (km/s) 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float" office:value="35" calcext:value-type="float">
            <text:p>35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13.1" calcext:value-type="float">
            <text:p>13.1</text:p>
          </table:table-cell>
          <table:table-cell office:value-type="float" office:value="9.7" calcext:value-type="float">
            <text:p>9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table:number-columns-repeated="6"/>
          <table:table-cell office:value-type="string" calcext:value-type="string">
            <text:p>Orbital Inclination (degrees)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table:number-columns-repeated="6"/>
          <table:table-cell office:value-type="string" calcext:value-type="string">
            <text:p>Orbital Eccentricity 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Obliquity to Orbit (degrees) 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177.4" calcext:value-type="float">
            <text:p>177.4</text:p>
          </table:table-cell>
          <table:table-cell office:value-type="float" office:value="23.4" calcext:value-type="float">
            <text:p>23.4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97.8" calcext:value-type="float">
            <text:p>97.8</text:p>
          </table:table-cell>
          <table:table-cell office:value-type="float" office:value="28.3" calcext:value-type="float">
            <text:p>28.3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number-columns-repeated="7"/>
          <table:table-cell office:value-type="string" calcext:value-type="string">
            <text:p>Mean Temperature (C) </text:p>
          </table:table-cell>
          <table:table-cell office:value-type="float" office:value="5600" calcext:value-type="float">
            <text:p>5600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urface Pressure (bars)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Unknown* 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Number of Moon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led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number-columns-repeated="4"/>
          <table:table-cell office:value-type="string" calcext:value-type="string">
            <text:p>Ring System? </text:p>
          </table:table-cell>
          <table:table-cell/>
          <table:table-cell table:number-columns-repeated="5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s Earth</text:p>
          </table:table-cell>
          <table:table-cell table:style-name="ce2" office:value-type="float" office:value="5.972E+024" calcext:value-type="float">
            <text:p>5.97E+24</text:p>
          </table:table-cell>
          <table:table-cell office:value-type="string" calcext:value-type="string">
            <text:p>Kg</text:p>
          </table:table-cell>
          <table:table-cell table:formula="of:=[.E27]/[.E9]" office:value-type="float" office:value="5.972" calcext:value-type="float">
            <text:p>5.972</text:p>
          </table:table-cell>
          <table:table-cell office:value-type="string" calcext:value-type="string">
            <text:p>massunits</text:p>
          </table:table-cell>
          <table:table-cell table:number-columns-repeated="3"/>
          <table:table-cell office:value-type="string" calcext:value-type="string">
            <text:p>Global Magnetic Field?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4" office:value-type="string" calcext:value-type="string">
            <text:p>Yes 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moon distance</text:p>
          </table:table-cell>
          <table:table-cell office:value-type="float" office:value="384400000" calcext:value-type="float">
            <text:p>384400000</text:p>
          </table:table-cell>
          <table:table-cell office:value-type="string" calcext:value-type="string">
            <text:p>M</text:p>
          </table:table-cell>
          <table:table-cell table:formula="of:=[.E28]/[.E8]" office:value-type="float" office:value="384.4" calcext:value-type="float">
            <text:p>384.4</text:p>
          </table:table-cell>
          <table:table-cell office:value-type="string" calcext:value-type="string">
            <text:p>Screen units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Sun</text:p>
          </table:table-cell>
          <table:table-cell office:value-type="string" calcext:value-type="string">
            <text:p><text:s/>MERCURY <text:s/></text:p>
          </table:table-cell>
          <table:table-cell office:value-type="string" calcext:value-type="string">
            <text:p><text:s/>VENUS <text:s/></text:p>
          </table:table-cell>
          <table:table-cell office:value-type="string" calcext:value-type="string">
            <text:p><text:s/>EARTH <text:s/></text:p>
          </table:table-cell>
          <table:table-cell office:value-type="string" calcext:value-type="string">
            <text:p><text:s/>MOON <text:s/></text:p>
          </table:table-cell>
          <table:table-cell office:value-type="string" calcext:value-type="string">
            <text:p><text:s/>MARS <text:s/></text:p>
          </table:table-cell>
          <table:table-cell office:value-type="string" calcext:value-type="string">
            <text:p><text:s/>JUPITER <text:s/></text:p>
          </table:table-cell>
          <table:table-cell office:value-type="string" calcext:value-type="string">
            <text:p><text:s/>SATURN <text:s/></text:p>
          </table:table-cell>
          <table:table-cell office:value-type="string" calcext:value-type="string">
            <text:p><text:s/>URANUS <text:s/></text:p>
          </table:table-cell>
          <table:table-cell office:value-type="string" calcext:value-type="string">
            <text:p><text:s/>NEPTUNE <text:s/></text:p>
          </table:table-cell>
          <table:table-cell office:value-type="string" calcext:value-type="string">
            <text:p><text:s/>PLU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=2Pi.sqrt(a3/GM)</text:p>
          </table:table-cell>
          <table:table-cell table:formula="of:=2*PI()*SQRT([.E21]^3/([.E11]*[.E20]))" office:value-type="float" office:value="2371877.06400035" calcext:value-type="float">
            <text:p>2371877.06400035</text:p>
          </table:table-cell>
          <table:table-cell office:value-type="string" calcext:value-type="string">
            <text:p>seconds</text:p>
          </table:table-cell>
          <table:table-cell table:formula="of:=2*PI()*SQRT([.G28]^3/([.E16]*[.G27]))" office:value-type="float" office:value="23.7187706400035" calcext:value-type="float">
            <text:p>23.7187706400035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office:value-type="string" calcext:value-type="string">
            <text:p>Scaled mass</text:p>
          </table:table-cell>
          <table:table-cell table:style-name="ce3" table:formula="of:=[.M8]" office:value-type="float" office:value="1990000" calcext:value-type="float">
            <text:p>1.99E+06</text:p>
          </table:table-cell>
          <table:table-cell table:style-name="ce3" table:formula="of:=[.N8]" office:value-type="float" office:value="0.33" calcext:value-type="float">
            <text:p>3.30E-01</text:p>
          </table:table-cell>
          <table:table-cell table:style-name="ce3" table:formula="of:=[.O8]" office:value-type="float" office:value="4.87" calcext:value-type="float">
            <text:p>4.87E+00</text:p>
          </table:table-cell>
          <table:table-cell table:style-name="ce3" table:formula="of:=[.P8]" office:value-type="float" office:value="5.97" calcext:value-type="float">
            <text:p>5.97E+00</text:p>
          </table:table-cell>
          <table:table-cell table:style-name="ce3" table:formula="of:=[.Q8]" office:value-type="float" office:value="0.073" calcext:value-type="float">
            <text:p>7.30E-02</text:p>
          </table:table-cell>
          <table:table-cell table:style-name="ce3" table:formula="of:=[.R8]" office:value-type="float" office:value="0.642" calcext:value-type="float">
            <text:p>6.42E-01</text:p>
          </table:table-cell>
          <table:table-cell table:style-name="ce3" table:formula="of:=[.S8]" office:value-type="float" office:value="1898" calcext:value-type="float">
            <text:p>1.90E+03</text:p>
          </table:table-cell>
          <table:table-cell table:style-name="ce3" table:formula="of:=[.T8]" office:value-type="float" office:value="568" calcext:value-type="float">
            <text:p>5.68E+02</text:p>
          </table:table-cell>
          <table:table-cell table:style-name="ce3" table:formula="of:=[.U8]" office:value-type="float" office:value="86.8" calcext:value-type="float">
            <text:p>8.68E+01</text:p>
          </table:table-cell>
          <table:table-cell table:style-name="ce3" table:formula="of:=[.V8]" office:value-type="float" office:value="102" calcext:value-type="float">
            <text:p>1.02E+02</text:p>
          </table:table-cell>
          <table:table-cell table:style-name="ce3" table:formula="of:=[.W8]" office:value-type="float" office:value="0.013" calcext:value-type="float">
            <text:p>1.30E-02</text:p>
          </table:table-cell>
        </table:table-row>
        <table:table-row table:style-name="ro1">
          <table:table-cell table:number-columns-repeated="4"/>
          <table:table-cell table:formula="of:=[.E30]/24/3600" office:value-type="float" office:value="27.4522808333374" calcext:value-type="float">
            <text:p>27.4522808333374</text:p>
          </table:table-cell>
          <table:table-cell office:value-type="string" calcext:value-type="string">
            <text:p>days</text:p>
          </table:table-cell>
          <table:table-cell table:number-columns-repeated="5"/>
          <table:table-cell office:value-type="string" calcext:value-type="string">
            <text:p>Scaled diameter</text:p>
          </table:table-cell>
          <table:table-cell table:formula="of:=[.M9]*1000/[.$E$8]" office:value-type="float" office:value="1390" calcext:value-type="float">
            <text:p>1390</text:p>
          </table:table-cell>
          <table:table-cell table:formula="of:=[.N9]*1000/[.$E$8]" office:value-type="float" office:value="4.879" calcext:value-type="float">
            <text:p>4.879</text:p>
          </table:table-cell>
          <table:table-cell table:formula="of:=[.O9]*1000/[.$E$8]" office:value-type="float" office:value="12.104" calcext:value-type="float">
            <text:p>12.104</text:p>
          </table:table-cell>
          <table:table-cell table:formula="of:=[.P9]*1000/[.$E$8]" office:value-type="float" office:value="12.756" calcext:value-type="float">
            <text:p>12.756</text:p>
          </table:table-cell>
          <table:table-cell table:formula="of:=[.Q9]*1000/[.$E$8]" office:value-type="float" office:value="3.475" calcext:value-type="float">
            <text:p>3.475</text:p>
          </table:table-cell>
          <table:table-cell table:formula="of:=[.R9]*1000/[.$E$8]" office:value-type="float" office:value="6.792" calcext:value-type="float">
            <text:p>6.792</text:p>
          </table:table-cell>
          <table:table-cell table:formula="of:=[.S9]*1000/[.$E$8]" office:value-type="float" office:value="142.984" calcext:value-type="float">
            <text:p>142.984</text:p>
          </table:table-cell>
          <table:table-cell table:formula="of:=[.T9]*1000/[.$E$8]" office:value-type="float" office:value="120.536" calcext:value-type="float">
            <text:p>120.536</text:p>
          </table:table-cell>
          <table:table-cell table:formula="of:=[.U9]*1000/[.$E$8]" office:value-type="float" office:value="51.118" calcext:value-type="float">
            <text:p>51.118</text:p>
          </table:table-cell>
          <table:table-cell table:formula="of:=[.V9]*1000/[.$E$8]" office:value-type="float" office:value="49.528" calcext:value-type="float">
            <text:p>49.528</text:p>
          </table:table-cell>
          <table:table-cell table:formula="of:=[.W9]*1000/[.$E$8]" office:value-type="float" office:value="2.376" calcext:value-type="float">
            <text:p>2.37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caledOrbitradius</text:p>
          </table:table-cell>
          <table:table-cell table:formula="of:=[.M15]*1000000/[.$E$8]" office:value-type="float" office:value="0.01" calcext:value-type="float">
            <text:p>0.01</text:p>
          </table:table-cell>
          <table:table-cell table:formula="of:=[.N15]*1000000/[.$E$8]" office:value-type="float" office:value="57.9" calcext:value-type="float">
            <text:p>57.9</text:p>
          </table:table-cell>
          <table:table-cell table:formula="of:=[.O15]*1000000/[.$E$8]" office:value-type="float" office:value="108.2" calcext:value-type="float">
            <text:p>108.2</text:p>
          </table:table-cell>
          <table:table-cell table:formula="of:=[.P15]*1000000/[.$E$8]" office:value-type="float" office:value="149.6" calcext:value-type="float">
            <text:p>149.6</text:p>
          </table:table-cell>
          <table:table-cell table:formula="of:=[.Q15]*1000000/[.$E$8]" office:value-type="float" office:value="0.384" calcext:value-type="float">
            <text:p>0.384</text:p>
          </table:table-cell>
          <table:table-cell table:formula="of:=[.R15]*1000000/[.$E$8]" office:value-type="float" office:value="228" calcext:value-type="float">
            <text:p>228</text:p>
          </table:table-cell>
          <table:table-cell table:formula="of:=[.S15]*1000000/[.$E$8]" office:value-type="float" office:value="778.5" calcext:value-type="float">
            <text:p>778.5</text:p>
          </table:table-cell>
          <table:table-cell table:formula="of:=[.T15]*1000000/[.$E$8]" office:value-type="float" office:value="1432" calcext:value-type="float">
            <text:p>1432</text:p>
          </table:table-cell>
          <table:table-cell table:formula="of:=[.U15]*1000000/[.$E$8]" office:value-type="float" office:value="2867" calcext:value-type="float">
            <text:p>2867</text:p>
          </table:table-cell>
          <table:table-cell table:formula="of:=[.V15]*1000000/[.$E$8]" office:value-type="float" office:value="4515" calcext:value-type="float">
            <text:p>4515</text:p>
          </table:table-cell>
          <table:table-cell table:formula="of:=[.W15]*1000000/[.$E$8]" office:value-type="float" office:value="5906.4" calcext:value-type="float">
            <text:p>5906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rcumference</text:p>
          </table:table-cell>
          <table:table-cell table:formula="of:=PI()*2*[.E28]" office:value-type="float" office:value="2415256432.07983" calcext:value-type="float">
            <text:p>2415256432.07983</text:p>
          </table:table-cell>
          <table:table-cell/>
          <table:table-cell table:formula="of:=PI()*2*[.G28]" office:value-type="float" office:value="2415.25643207983" calcext:value-type="float">
            <text:p>2415.25643207983</text:p>
          </table:table-cell>
          <table:table-cell office:value-type="string" calcext:value-type="string">
            <text:p>units</text:p>
          </table:table-cell>
          <table:table-cell table:number-columns-repeated="3"/>
          <table:table-cell office:value-type="string" calcext:value-type="string">
            <text:p>Scaled Period s</text:p>
          </table:table-cell>
          <table:table-cell/>
          <table:table-cell table:formula="of:=[.N18]*24*3600/[.$E$10]" office:value-type="float" office:value="76.032" calcext:value-type="float">
            <text:p>76.032</text:p>
          </table:table-cell>
          <table:table-cell table:formula="of:=[.O18]*24*3600/[.$E$10]" office:value-type="float" office:value="194.1408" calcext:value-type="float">
            <text:p>194.1408</text:p>
          </table:table-cell>
          <table:table-cell table:formula="of:=[.P18]*24*3600/[.$E$10]" office:value-type="float" office:value="315.5328" calcext:value-type="float">
            <text:p>315.5328</text:p>
          </table:table-cell>
          <table:table-cell table:formula="of:=[.Q18]*24*3600/[.$E$10]" office:value-type="float" office:value="23.5872" calcext:value-type="float">
            <text:p>23.5872</text:p>
          </table:table-cell>
          <table:table-cell table:formula="of:=[.R18]*24*3600/[.$E$10]" office:value-type="float" office:value="593.568" calcext:value-type="float">
            <text:p>593.568</text:p>
          </table:table-cell>
          <table:table-cell table:formula="of:=[.S18]*24*3600/[.$E$10]" office:value-type="float" office:value="3741.984" calcext:value-type="float">
            <text:p>3741.984</text:p>
          </table:table-cell>
          <table:table-cell table:formula="of:=[.T18]*24*3600/[.$E$10]" office:value-type="float" office:value="9285.408" calcext:value-type="float">
            <text:p>9285.408</text:p>
          </table:table-cell>
          <table:table-cell table:formula="of:=[.U18]*24*3600/[.$E$10]" office:value-type="float" office:value="26428.896" calcext:value-type="float">
            <text:p>26428.896</text:p>
          </table:table-cell>
          <table:table-cell table:formula="of:=[.V18]*24*3600/[.$E$10]" office:value-type="float" office:value="51667.2" calcext:value-type="float">
            <text:p>51667.2</text:p>
          </table:table-cell>
          <table:table-cell table:formula="of:=[.W18]*24*3600/[.$E$10]" office:value-type="float" office:value="78243.84" calcext:value-type="float">
            <text:p>78243.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 table:formula="of:=[.E33]/[.E30]" office:value-type="float" office:value="1018.2890457258" calcext:value-type="float">
            <text:p>1018.2890457258</text:p>
          </table:table-cell>
          <table:table-cell office:value-type="string" calcext:value-type="string">
            <text:p>velocity</text:p>
          </table:table-cell>
          <table:table-cell table:formula="of:=[.G33]*[.E8]/([.G30]*[.E10])" office:value-type="float" office:value="1018.2890457258" calcext:value-type="float">
            <text:p>1018.2890457258</text:p>
          </table:table-cell>
          <table:table-cell table:number-columns-repeated="4"/>
          <table:table-cell office:value-type="string" calcext:value-type="string">
            <text:p>Scaled velocity /s </text:p>
          </table:table-cell>
          <table:table-cell/>
          <table:table-cell table:formula="of:=[.N19]*1000*[.$E$10]/[.$E$8]" office:value-type="float" office:value="4740" calcext:value-type="float">
            <text:p>4740</text:p>
          </table:table-cell>
          <table:table-cell table:formula="of:=[.O19]*1000*[.$E$10]/[.$E$8]" office:value-type="float" office:value="3500" calcext:value-type="float">
            <text:p>3500</text:p>
          </table:table-cell>
          <table:table-cell table:formula="of:=[.P19]*1000*[.$E$10]/[.$E$8]" office:value-type="float" office:value="2980" calcext:value-type="float">
            <text:p>2980</text:p>
          </table:table-cell>
          <table:table-cell table:formula="of:=[.Q19]*1000*[.$E$10]/[.$E$8]" office:value-type="float" office:value="100" calcext:value-type="float">
            <text:p>100</text:p>
          </table:table-cell>
          <table:table-cell table:formula="of:=[.R19]*1000*[.$E$10]/[.$E$8]" office:value-type="float" office:value="2410" calcext:value-type="float">
            <text:p>2410</text:p>
          </table:table-cell>
          <table:table-cell table:formula="of:=[.S19]*1000*[.$E$10]/[.$E$8]" office:value-type="float" office:value="1310" calcext:value-type="float">
            <text:p>1310</text:p>
          </table:table-cell>
          <table:table-cell table:formula="of:=[.T19]*1000*[.$E$10]/[.$E$8]" office:value-type="float" office:value="970" calcext:value-type="float">
            <text:p>970</text:p>
          </table:table-cell>
          <table:table-cell table:formula="of:=[.U19]*1000*[.$E$10]/[.$E$8]" office:value-type="float" office:value="680" calcext:value-type="float">
            <text:p>680</text:p>
          </table:table-cell>
          <table:table-cell table:formula="of:=[.V19]*1000*[.$E$10]/[.$E$8]" office:value-type="float" office:value="540" calcext:value-type="float">
            <text:p>540</text:p>
          </table:table-cell>
          <table:table-cell table:formula="of:=[.W19]*1000*[.$E$10]/[.$E$8]" office:value-type="float" office:value="470" calcext:value-type="float">
            <text:p>47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solarmass/planet</text:p>
          </table:table-cell>
          <table:table-cell table:formula="of:=[.$M$8]/[.M8]" office:value-type="float" office:value="1" calcext:value-type="float">
            <text:p>1</text:p>
          </table:table-cell>
          <table:table-cell table:style-name="ce9" table:formula="of:=[.$M$8]/[.N8]" office:value-type="float" office:value="6030303.03030303" calcext:value-type="float">
            <text:p>6,030,303</text:p>
          </table:table-cell>
          <table:table-cell table:style-name="ce9" table:formula="of:=[.$M$8]/[.O8]" office:value-type="float" office:value="408624.229979466" calcext:value-type="float">
            <text:p>408,624</text:p>
          </table:table-cell>
          <table:table-cell table:style-name="ce9" table:formula="of:=[.$M$8]/[.P8]" office:value-type="float" office:value="333333.333333333" calcext:value-type="float">
            <text:p>333,333</text:p>
          </table:table-cell>
          <table:table-cell table:style-name="ce9" table:formula="of:=[.$M$8]/[.Q8]" office:value-type="float" office:value="27260273.9726027" calcext:value-type="float">
            <text:p>27,260,274</text:p>
          </table:table-cell>
          <table:table-cell table:style-name="ce9" table:formula="of:=[.$M$8]/[.R8]" office:value-type="float" office:value="3099688.47352025" calcext:value-type="float">
            <text:p>3,099,688</text:p>
          </table:table-cell>
          <table:table-cell table:style-name="ce9" table:formula="of:=[.$M$8]/[.S8]" office:value-type="float" office:value="1048.47207586934" calcext:value-type="float">
            <text:p>1,048</text:p>
          </table:table-cell>
          <table:table-cell table:style-name="ce9" table:formula="of:=[.$M$8]/[.T8]" office:value-type="float" office:value="3503.52112676056" calcext:value-type="float">
            <text:p>3,504</text:p>
          </table:table-cell>
          <table:table-cell table:style-name="ce9" table:formula="of:=[.$M$8]/[.U8]" office:value-type="float" office:value="22926.267281106" calcext:value-type="float">
            <text:p>22,926</text:p>
          </table:table-cell>
          <table:table-cell table:style-name="ce9" table:formula="of:=[.$M$8]/[.V8]" office:value-type="float" office:value="19509.8039215686" calcext:value-type="float">
            <text:p>19,510</text:p>
          </table:table-cell>
          <table:table-cell table:style-name="ce9" table:formula="of:=[.$M$8]/[.W8]" office:value-type="float" office:value="153076923.076923" calcext:value-type="float">
            <text:p>153,076,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11:16.080410746</meta:creation-date>
    <dc:date>2025-05-25T12:15:11.839726687</dc:date>
    <meta:editing-duration>PT2H1S</meta:editing-duration>
    <meta:editing-cycles>6</meta:editing-cycles>
    <meta:generator>LibreOffice/7.3.7.2$Linux_X86_64 LibreOffice_project/30$Build-2</meta:generator>
    <meta:document-statistic meta:table-count="1" meta:cell-count="372" meta:object-count="0"/>
  </office:meta>
</office:document-meta>
</file>